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rim voltages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3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3"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6/14/2016</text:date>, <text:time>10:4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2S</meta:editing-duration>
    <meta:editing-cycles>3</meta:editing-cycles>
    <meta:generator>OpenOffice/4.1.1$Win32 OpenOffice.org_project/411m6$Build-9775</meta:generator>
    <dc:date>2016-06-14T10:46:51.58</dc:date>
    <dc:creator>Wim Beaumont</dc:creator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